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650953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ce5" office:value-type="string" calcext:value-type="string">
            <text:p>Timestep = defa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7]*[.D7]*2" office:value-type="float" office:value="0.955170065965142" calcext:value-type="float">
            <text:p>0.955170065965142</text:p>
          </table:table-cell>
          <table:table-cell table:style-name="ce2" office:value-type="float" office:value="0.954808" calcext:value-type="float">
            <text:p>0.954808</text:p>
          </table:table-cell>
          <table:table-cell table:style-name="ce3" table:formula="of:=1-([.A3]/[.B3])" office:value-type="percentage" office:value="-0.000379202902721643" calcext:value-type="percentage">
            <text:p>-0.038%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[.D3]/[.E3]" office:value-type="float" office:value="1.4" calcext:value-type="float">
            <text:p>1.4</text:p>
          </table:table-cell>
          <table:table-cell table:formula="of:=[.F3]*[.A3]" office:value-type="float" office:value="1.3372380923512" calcext:value-type="float">
            <text:p>1.3372380923512</text:p>
          </table:table-cell>
          <table:table-cell table:style-name="ce2" office:value-type="float" office:value="1.33672" calcext:value-type="float">
            <text:p>1.33672</text:p>
          </table:table-cell>
          <table:table-cell table:style-name="ce4" table:formula="of:=1-([.H3]/[.G3])" office:value-type="percentage" office:value="0.000387434634237294" calcext:value-type="percentage">
            <text:p>0.039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7])+(1/[.B7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3]/([.B7]+[.A7])" office:value-type="float" office:value="1.39054429876838" calcext:value-type="float">
            <text:p>1.39054429876838</text:p>
          </table:table-cell>
          <table:table-cell table:formula="of:=[.A7]*[.D7]" office:value-type="float" office:value="0.480832611206852" calcext:value-type="float">
            <text:p>0.480832611206852</text:p>
          </table:table-cell>
          <table:table-cell table:formula="of:=[.B11]*2*[.A11]" office:value-type="float" office:value="1.3372380923512" calcext:value-type="float">
            <text:p>1.3372380923512</text:p>
          </table:table-cell>
          <table:table-cell table:style-name="ce4" table:formula="of:=1-[.H3]/[.C11]" office:value-type="percentage" office:value="0.000387434634237405" calcext:value-type="percentage">
            <text:p>0.039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10u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20]*[.D20]*2" office:value-type="float" office:value="0.955170065965142" calcext:value-type="float">
            <text:p>0.955170065965142</text:p>
          </table:table-cell>
          <table:table-cell table:style-name="ce2" office:value-type="float" office:value="0.955137" calcext:value-type="float">
            <text:p>0.955137</text:p>
          </table:table-cell>
          <table:table-cell table:style-name="ce3" table:formula="of:=1-([.A16]/[.B16])" office:value-type="percentage" office:value="-0.0000346190809714653" calcext:value-type="percentage">
            <text:p>-0.003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16]/[.E16]" office:value-type="float" office:value="1.5" calcext:value-type="float">
            <text:p>1.5</text:p>
          </table:table-cell>
          <table:table-cell table:formula="of:=[.F16]*[.A16]" office:value-type="float" office:value="1.43275509894771" calcext:value-type="float">
            <text:p>1.43275509894771</text:p>
          </table:table-cell>
          <table:table-cell table:style-name="ce2" office:value-type="float" office:value="1.43269" calcext:value-type="float">
            <text:p>1.43269</text:p>
          </table:table-cell>
          <table:table-cell table:style-name="ce4" table:formula="of:=1-([.H16]/[.G16])" office:value-type="percentage" office:value="0.000045436200339144" calcext:value-type="percentage">
            <text:p>0.005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20])+(1/[.B20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1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16]/([.B20]+[.A20])" office:value-type="float" office:value="1.48986889153754" calcext:value-type="float">
            <text:p>1.48986889153754</text:p>
          </table:table-cell>
          <table:table-cell table:formula="of:=[.A20]*[.D20]" office:value-type="float" office:value="0.480832611206852" calcext:value-type="float">
            <text:p>0.480832611206852</text:p>
          </table:table-cell>
          <table:table-cell table:formula="of:=[.B24]*2*[.A24]" office:value-type="float" office:value="1.43275509894771" calcext:value-type="float">
            <text:p>1.43275509894771</text:p>
          </table:table-cell>
          <table:table-cell table:style-name="ce4" table:formula="of:=1-[.H16]/[.C24]" office:value-type="percentage" office:value="0.000045436200339255" calcext:value-type="percentage">
            <text:p>0.005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5us, 2 wav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33]*[.D33]*2" office:value-type="float" office:value="0.955170065965142" calcext:value-type="float">
            <text:p>0.955170065965142</text:p>
          </table:table-cell>
          <table:table-cell table:style-name="ce2" office:value-type="float" office:value="0.955127" calcext:value-type="float">
            <text:p>0.955127</text:p>
          </table:table-cell>
          <table:table-cell table:style-name="ce3" table:formula="of:=1-([.A29]/[.B29])" office:value-type="percentage" office:value="-0.0000450892552945614" calcext:value-type="percentage">
            <text:p>-0.005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29]/[.E29]" office:value-type="float" office:value="1.5" calcext:value-type="float">
            <text:p>1.5</text:p>
          </table:table-cell>
          <table:table-cell table:formula="of:=[.F29]*[.A29]" office:value-type="float" office:value="1.43275509894771" calcext:value-type="float">
            <text:p>1.43275509894771</text:p>
          </table:table-cell>
          <table:table-cell table:style-name="ce2" office:value-type="float" office:value="1.43268" calcext:value-type="float">
            <text:p>1.43268</text:p>
          </table:table-cell>
          <table:table-cell table:style-name="ce4" table:formula="of:=1-([.H29]/[.G29])" office:value-type="percentage" office:value="0.0000524157602146413" calcext:value-type="percentage">
            <text:p>0.005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33])+(1/[.B33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29]/([.B33]+[.A33])" office:value-type="float" office:value="1.48986889153754" calcext:value-type="float">
            <text:p>1.48986889153754</text:p>
          </table:table-cell>
          <table:table-cell table:formula="of:=[.A33]*[.D33]" office:value-type="float" office:value="0.480832611206852" calcext:value-type="float">
            <text:p>0.480832611206852</text:p>
          </table:table-cell>
          <table:table-cell table:formula="of:=[.B37]*2*[.A37]" office:value-type="float" office:value="1.43275509894771" calcext:value-type="float">
            <text:p>1.43275509894771</text:p>
          </table:table-cell>
          <table:table-cell table:style-name="ce4" table:formula="of:=1-[.H29]/[.C37]" office:value-type="percentage" office:value="0.0000524157602147524" calcext:value-type="percentage">
            <text:p>0.005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2us, 2 wav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46]*[.D46]*2" office:value-type="float" office:value="0.955170065965142" calcext:value-type="float">
            <text:p>0.955170065965142</text:p>
          </table:table-cell>
          <table:table-cell table:style-name="ce2" office:value-type="float" office:value="0.955017" calcext:value-type="float">
            <text:p>0.955017</text:p>
          </table:table-cell>
          <table:table-cell table:style-name="ce3" table:formula="of:=1-([.A42]/[.B42])" office:value-type="percentage" office:value="-0.000160275644456309" calcext:value-type="percentage">
            <text:p>-0.016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42]/[.E42]" office:value-type="float" office:value="1.5" calcext:value-type="float">
            <text:p>1.5</text:p>
          </table:table-cell>
          <table:table-cell table:formula="of:=[.F42]*[.A42]" office:value-type="float" office:value="1.43275509894771" calcext:value-type="float">
            <text:p>1.43275509894771</text:p>
          </table:table-cell>
          <table:table-cell table:style-name="ce2" office:value-type="float" office:value="1.43251" calcext:value-type="float">
            <text:p>1.43251</text:p>
          </table:table-cell>
          <table:table-cell table:style-name="ce4" table:formula="of:=1-([.H42]/[.G42])" office:value-type="percentage" office:value="0.000171068278097541" calcext:value-type="percentage">
            <text:p>0.017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46])+(1/[.B46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42]/([.B46]+[.A46])" office:value-type="float" office:value="1.48986889153754" calcext:value-type="float">
            <text:p>1.48986889153754</text:p>
          </table:table-cell>
          <table:table-cell table:formula="of:=[.A46]*[.D46]" office:value-type="float" office:value="0.480832611206852" calcext:value-type="float">
            <text:p>0.480832611206852</text:p>
          </table:table-cell>
          <table:table-cell table:formula="of:=[.B50]*2*[.A50]" office:value-type="float" office:value="1.43275509894771" calcext:value-type="float">
            <text:p>1.43275509894771</text:p>
          </table:table-cell>
          <table:table-cell table:style-name="ce4" table:formula="of:=1-[.H42]/[.C50]" office:value-type="percentage" office:value="0.000171068278097763" calcext:value-type="percentage">
            <text:p>0.017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2us, 1 wav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59]*[.D59]*2" office:value-type="float" office:value="0.955170065965142" calcext:value-type="float">
            <text:p>0.955170065965142</text:p>
          </table:table-cell>
          <table:table-cell table:style-name="ce2" office:value-type="float" office:value="0.955017" calcext:value-type="float">
            <text:p>0.955017</text:p>
          </table:table-cell>
          <table:table-cell table:style-name="ce3" table:formula="of:=1-([.A55]/[.B55])" office:value-type="percentage" office:value="-0.000160275644456309" calcext:value-type="percentage">
            <text:p>-0.016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55]/[.E55]" office:value-type="float" office:value="1.5" calcext:value-type="float">
            <text:p>1.5</text:p>
          </table:table-cell>
          <table:table-cell table:formula="of:=[.F55]*[.A55]" office:value-type="float" office:value="1.43275509894771" calcext:value-type="float">
            <text:p>1.43275509894771</text:p>
          </table:table-cell>
          <table:table-cell table:style-name="ce2" office:value-type="float" office:value="1.43251" calcext:value-type="float">
            <text:p>1.43251</text:p>
          </table:table-cell>
          <table:table-cell table:style-name="ce4" table:formula="of:=1-([.H55]/[.G55])" office:value-type="percentage" office:value="0.000171068278097541" calcext:value-type="percentage">
            <text:p>0.017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59])+(1/[.B59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55]/([.B59]+[.A59])" office:value-type="float" office:value="1.48986889153754" calcext:value-type="float">
            <text:p>1.48986889153754</text:p>
          </table:table-cell>
          <table:table-cell table:formula="of:=[.A59]*[.D59]" office:value-type="float" office:value="0.480832611206852" calcext:value-type="float">
            <text:p>0.480832611206852</text:p>
          </table:table-cell>
          <table:table-cell table:formula="of:=[.B63]*2*[.A63]" office:value-type="float" office:value="1.43275509894771" calcext:value-type="float">
            <text:p>1.43275509894771</text:p>
          </table:table-cell>
          <table:table-cell table:style-name="ce4" table:formula="of:=1-[.H55]/[.C63]" office:value-type="percentage" office:value="0.000171068278097763" calcext:value-type="percentage">
            <text:p>0.017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1us, 1 wav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72]*[.D72]*2" office:value-type="float" office:value="0.955170065965142" calcext:value-type="float">
            <text:p>0.955170065965142</text:p>
          </table:table-cell>
          <table:table-cell table:style-name="ce2" office:value-type="float" office:value="0.955132" calcext:value-type="float">
            <text:p>0.955132</text:p>
          </table:table-cell>
          <table:table-cell table:style-name="ce3" table:formula="of:=1-([.A68]/[.B68])" office:value-type="percentage" office:value="-0.0000398541407280462" calcext:value-type="percentage">
            <text:p>-0.004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68]/[.E68]" office:value-type="float" office:value="1.5" calcext:value-type="float">
            <text:p>1.5</text:p>
          </table:table-cell>
          <table:table-cell table:formula="of:=[.F68]*[.A68]" office:value-type="float" office:value="1.43275509894771" calcext:value-type="float">
            <text:p>1.43275509894771</text:p>
          </table:table-cell>
          <table:table-cell table:style-name="ce2" office:value-type="float" office:value="1.43268" calcext:value-type="float">
            <text:p>1.43268</text:p>
          </table:table-cell>
          <table:table-cell table:style-name="ce4" table:formula="of:=1-([.H68]/[.G68])" office:value-type="percentage" office:value="0.0000524157602146413" calcext:value-type="percentage">
            <text:p>0.005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72])+(1/[.B72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68]/([.B72]+[.A72])" office:value-type="float" office:value="1.48986889153754" calcext:value-type="float">
            <text:p>1.48986889153754</text:p>
          </table:table-cell>
          <table:table-cell table:formula="of:=[.A72]*[.D72]" office:value-type="float" office:value="0.480832611206852" calcext:value-type="float">
            <text:p>0.480832611206852</text:p>
          </table:table-cell>
          <table:table-cell table:formula="of:=[.B76]*2*[.A76]" office:value-type="float" office:value="1.43275509894771" calcext:value-type="float">
            <text:p>1.43275509894771</text:p>
          </table:table-cell>
          <table:table-cell table:style-name="ce4" table:formula="of:=1-[.H68]/[.C76]" office:value-type="percentage" office:value="0.0000524157602147524" calcext:value-type="percentage">
            <text:p>0.005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Default" office:value-type="string" calcext:value-type="string">
            <text:p>Timestep = 1us, 1 wave, more accurate Current Peak entered.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85]*[.D85]*2" office:value-type="float" office:value="0.955170065965142" calcext:value-type="float">
            <text:p>0.955170065965142</text:p>
          </table:table-cell>
          <table:table-cell table:style-name="ce2" office:value-type="float" office:value="0.955132" calcext:value-type="float">
            <text:p>0.955132</text:p>
          </table:table-cell>
          <table:table-cell table:style-name="ce3" table:formula="of:=1-([.A81]/[.B81])" office:value-type="percentage" office:value="-0.0000398541407280462" calcext:value-type="percentage">
            <text:p>-0.004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81]/[.E81]" office:value-type="float" office:value="1.5" calcext:value-type="float">
            <text:p>1.5</text:p>
          </table:table-cell>
          <table:table-cell table:formula="of:=[.F81]*[.A81]" office:value-type="float" office:value="1.43275509894771" calcext:value-type="float">
            <text:p>1.43275509894771</text:p>
          </table:table-cell>
          <table:table-cell table:style-name="ce2" office:value-type="float" office:value="1.43268" calcext:value-type="float">
            <text:p>1.43268</text:p>
          </table:table-cell>
          <table:table-cell table:style-name="ce4" table:formula="of:=1-([.H81]/[.G81])" office:value-type="percentage" office:value="0.0000524157602146413" calcext:value-type="percentage">
            <text:p>0.005%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85])+(1/[.B85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style-name="Default" table:number-columns-repeated="5"/>
        </table:table-row>
        <table:table-row table:style-name="ro1">
          <table:table-cell table:formula="of:=[.D81]/([.B85]+[.A85])" office:value-type="float" office:value="1.48986889153754" calcext:value-type="float">
            <text:p>1.48986889153754</text:p>
          </table:table-cell>
          <table:table-cell table:formula="of:=[.A85]*[.D85]" office:value-type="float" office:value="0.480832611206852" calcext:value-type="float">
            <text:p>0.480832611206852</text:p>
          </table:table-cell>
          <table:table-cell table:formula="of:=[.B89]*2*[.A89]" office:value-type="float" office:value="1.43275509894771" calcext:value-type="float">
            <text:p>1.43275509894771</text:p>
          </table:table-cell>
          <table:table-cell table:style-name="ce4" table:formula="of:=1-[.H81]/[.C89]" office:value-type="percentage" office:value="0.0000524157602147524" calcext:value-type="percentage">
            <text:p>0.005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Default" office:value-type="string" calcext:value-type="string">
            <text:p>Timestep = 1us, 1 wave, more accurate Current Peak entered.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(n008)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102]*[.D102]*2" office:value-type="float" office:value="0.955170065965142" calcext:value-type="float">
            <text:p>0.955170065965142</text:p>
          </table:table-cell>
          <table:table-cell table:style-name="ce2" office:value-type="float" office:value="0.955141" calcext:value-type="float">
            <text:p>0.955141</text:p>
          </table:table-cell>
          <table:table-cell table:style-name="ce3" table:formula="of:=1-([.A94]/[.B94])" office:value-type="percentage" office:value="-0.0000304310726289003" calcext:value-type="percentage">
            <text:p>-0.003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94]/[.E94]" office:value-type="float" office:value="1.5" calcext:value-type="float">
            <text:p>1.5</text:p>
          </table:table-cell>
          <table:table-cell table:formula="of:=[.F94]*[.A94]" office:value-type="float" office:value="1.43275509894771" calcext:value-type="float">
            <text:p>1.43275509894771</text:p>
          </table:table-cell>
          <table:table-cell table:style-name="ce2" office:value-type="float" office:value="1.4327" calcext:value-type="float">
            <text:p>1.4327</text:p>
          </table:table-cell>
          <table:table-cell table:style-name="ce4" table:formula="of:=1-([.H94]/[.G94])" office:value-type="percentage" office:value="0.0000384566404635356" calcext:value-type="percentage">
            <text:p>0.004%</text:p>
          </table:table-cell>
        </table:table-row>
        <table:table-row table:style-name="ro1">
          <table:table-cell office:value-type="string" calcext:value-type="string">
            <text:p>Ibleed Peak (calc’d)</text:p>
          </table:table-cell>
          <table:table-cell office:value-type="string" calcext:value-type="string">
            <text:p>I(R06)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table:number-columns-repeated="2"/>
          <table:table-cell office:value-type="string" calcext:value-type="string">
            <text:p>Vout (calc’d)</text:p>
          </table:table-cell>
          <table:table-cell table:style-name="ce2"/>
          <table:table-cell table:style-name="ce4"/>
        </table:table-row>
        <table:table-row table:style-name="ro1">
          <table:table-cell table:formula="of:=[.D102]*([.A102]/([.B102]+[.A102]))*2" office:value-type="float" office:value="0.000955170065965142" calcext:value-type="float">
            <text:p>0.000955170065965</text:p>
          </table:table-cell>
          <table:table-cell table:style-name="ce2" office:value-type="float" office:value="0.00095514" calcext:value-type="float">
            <text:p>0.00095514</text:p>
          </table:table-cell>
          <table:table-cell table:style-name="ce3" table:formula="of:=1-([.A96]/[.B96])" office:value-type="percentage" office:value="-0.0000314780714258944" calcext:value-type="percentage">
            <text:p>-0.003%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A96]*[.D94]" office:value-type="float" office:value="1.43275509894771" calcext:value-type="float">
            <text:p>1.43275509894771</text:p>
          </table:table-cell>
          <table:table-cell table:style-name="ce2" office:value-type="float" office:value="1.4327" calcext:value-type="float">
            <text:p>1.4327</text:p>
          </table:table-cell>
          <table:table-cell table:style-name="ce4" table:formula="of:=1-([.H96]/[.G96])" office:value-type="percentage" office:value="0.0000384566404635356" calcext:value-type="percentage">
            <text:p>0.004%</text:p>
          </table:table-cell>
        </table:table-row>
        <table:table-row table:style-name="ro1">
          <table:table-cell/>
          <table:table-cell table:style-name="ce2"/>
          <table:table-cell table:style-name="ce3"/>
          <table:table-cell table:number-columns-repeated="2"/>
          <table:table-cell office:value-type="string" calcext:value-type="string">
            <text:p>Robert’s Gain</text:p>
          </table:table-cell>
          <table:table-cell/>
          <table:table-cell table:style-name="ce2"/>
          <table:table-cell table:style-name="ce4"/>
        </table:table-row>
        <table:table-row table:style-name="ro1">
          <table:table-cell/>
          <table:table-cell table:style-name="ce2"/>
          <table:table-cell table:style-name="ce3"/>
          <table:table-cell table:number-columns-repeated="2"/>
          <table:table-cell table:style-name="ce16" table:formula="of:=([.D96]*[.A102])/([.A102]+[.B102])" office:value-type="float" office:value="10.1311084624553" calcext:value-type="float">
            <text:p>10.13</text:p>
          </table:table-cell>
          <table:table-cell table:style-name="ce2" table:formula="of:=[.F98]*[.D102]*2" office:value-type="float" office:value="1.43275509894771" calcext:value-type="float">
            <text:p>1.43275509894771</text:p>
          </table:table-cell>
          <table:table-cell table:style-name="Default"/>
          <table:table-cell table:style-name="ce4" table:formula="of:=1-([.H96]/[.G98])" office:value-type="percentage" office:value="0.0000384566404635356" calcext:value-type="percentage">
            <text:p>0.004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102])+(1/[.B102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style-name="Default" table:number-columns-repeated="5"/>
        </table:table-row>
        <table:table-row table:style-name="ro1">
          <table:table-cell table:formula="of:=[.D94]/([.B102]+[.A102])" office:value-type="float" office:value="1.48986889153754" calcext:value-type="float">
            <text:p>1.48986889153754</text:p>
          </table:table-cell>
          <table:table-cell table:formula="of:=[.A102]*[.D102]" office:value-type="float" office:value="0.480832611206852" calcext:value-type="float">
            <text:p>0.480832611206852</text:p>
          </table:table-cell>
          <table:table-cell table:formula="of:=[.B106]*2*[.A106]" office:value-type="float" office:value="1.43275509894771" calcext:value-type="float">
            <text:p>1.43275509894771</text:p>
          </table:table-cell>
          <table:table-cell table:style-name="ce4" table:formula="of:=1-[.H94]/[.C106]" office:value-type="percentage" office:value="0.0000384566404637576" calcext:value-type="percentage">
            <text:p>0.004%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0:08:43.308109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2T13:58:26.094089186</meta:creation-date>
    <dc:date>2021-02-28T21:32:45.787996456</dc:date>
    <meta:editing-duration>P4DT8H59M51S</meta:editing-duration>
    <meta:editing-cycles>5</meta:editing-cycles>
    <meta:generator>LibreOffice/6.3.5.2$Linux_X86_64 LibreOffice_project/30$Build-2</meta:generator>
    <meta:document-statistic meta:table-count="1" meta:cell-count="296" meta:object-count="0"/>
  </office:meta>
</office:document-meta>
</file>